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3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" table:style-name="ta1">
        <table:shapes>
          <draw:frame draw:z-index="0" draw:style-name="gr1" draw:text-style-name="P1" svg:width="6.2992in" svg:height="3.5413in" svg:x="1.0858in" svg:y="0.1063in">
            <draw:object draw:notify-on-update-of-ranges="pT.A1:pT.A50 pT.C1:pT.C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6T16:23:43.174813350</dc:date>
    <dc:creator>Stephan Lachnit</dc:creator>
    <meta:editing-duration>PT3M22S</meta:editing-duration>
    <meta:editing-cycles>1</meta:editing-cycles>
    <meta:generator>LibreOffice/7.4.2.3$Linux_X86_64 LibreOffice_project/40$Build-3</meta:generator>
    <meta:document-statistic meta:table-count="1" meta:cell-count="15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6cm" xlink:href=".." xlink:type="simple" chart:class="chart:scatter" chart:style-name="ch1">
        <chart:title svg:x="6.197cm" svg:y="0.315cm" chart:style-name="ch2">
          <text:p>pT (1000 entries)</text:p>
        </chart:title>
        <chart:legend chart:legend-position="end" svg:x="13.694cm" svg:y="4.203cm" style:legend-expansion="high" chart:style-name="ch3"/>
        <chart:plot-area chart:style-name="ch4" table:cell-range-address="pT.A1:pT.A50 pT.C1:pT.C50" svg:x="1.314cm" svg:y="1.299cm" svg:width="12.06cm" svg:height="6.554cm">
          <chart:coordinate-region svg:x="2.147cm" svg:y="1.494cm" svg:width="11.032cm" svg:height="5.72cm"/>
          <chart:axis chart:dimension="x" chart:name="primary-x" chart:style-name="ch5">
            <chart:title svg:x="7.102cm" svg:y="8.033cm" chart:style-name="ch6">
              <text:p>pT</text:p>
            </chart:title>
          </chart:axis>
          <chart:axis chart:dimension="y" chart:name="primary-y" chart:style-name="ch7">
            <chart:title svg:x="0.451cm" svg:y="5.11cm" chart:style-name="ch8">
              <text:p>entries</text:p>
            </chart:title>
            <chart:grid chart:style-name="ch9" chart:class="major"/>
          </chart:axis>
          <chart:series chart:style-name="ch10" chart:values-cell-range-address="pT.C1:pT.C50" chart:class="chart:scatter">
            <chart:domain table:cell-range-address="pT.A1:pT.A50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T.A1:pT.A50</svg:desc>
                </draw:g>
              </table:table-cell>
              <table:table-cell office:value-type="float" office:value="0">
                <text:p>0</text:p>
                <draw:g>
                  <svg:desc>pT.C1:pT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